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 style:list-style-name="L1">
      <style:text-properties officeooo:rsid="001e5323" officeooo:paragraph-rsid="001e5323"/>
    </style:style>
    <style:style style:name="P4" style:family="paragraph" style:parent-style-name="Standard">
      <style:text-properties officeooo:rsid="00200dec" officeooo:paragraph-rsid="00200dec"/>
    </style:style>
    <style:style style:name="P5" style:family="paragraph" style:parent-style-name="Standard">
      <style:text-properties officeooo:rsid="002180f1" officeooo:paragraph-rsid="002180f1"/>
    </style:style>
    <style:style style:name="P6" style:family="paragraph" style:parent-style-name="Standard" style:list-style-name="L2">
      <style:text-properties officeooo:rsid="0022d6dd" officeooo:paragraph-rsid="0022d6dd"/>
    </style:style>
    <style:style style:name="P7" style:family="paragraph" style:parent-style-name="Standard">
      <style:text-properties officeooo:rsid="0022d6dd" officeooo:paragraph-rsid="0022d6dd"/>
    </style:style>
    <style:style style:name="P8" style:family="paragraph" style:parent-style-name="Standard">
      <style:text-properties fo:font-style="italic" officeooo:rsid="0022d758" officeooo:paragraph-rsid="0022d758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70c0" loext:opacity="100%" style:font-name="Calisto MT" fo:font-size="20pt" fo:letter-spacing="normal" fo:font-style="normal" fo:font-weight="bold" officeooo:rsid="00200dec" officeooo:paragraph-rsid="00200dec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officeooo:rsid="001f0172"/>
    </style:style>
    <style:style style:name="T2" style:family="text">
      <style:text-properties fo:color="#0070c0" loext:opacity="100%"/>
    </style:style>
    <style:style style:name="T3" style:family="text">
      <style:text-properties fo:color="#0070c0" loext:opacity="100%" style:font-name="Calisto MT" fo:font-size="20pt" fo:font-weight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Calisto MT" fo:font-size="16pt" fo:font-style="normal" fo:font-weight="bold"/>
    </style:style>
    <style:style style:name="T6" style:family="text">
      <style:text-properties fo:color="#000000" loext:opacity="100%" style:font-name="Calisto MT" fo:font-size="16pt" fo:font-style="normal" fo:font-weight="normal"/>
    </style:style>
    <style:style style:name="T7" style:family="text">
      <style:text-properties fo:color="#000000" loext:opacity="100%" style:font-name="Arial" fo:font-size="12pt" fo:font-style="normal" fo:font-weight="normal"/>
    </style:style>
    <style:style style:name="T8" style:family="text">
      <style:text-properties fo:color="#000000" loext:opacity="100%" style:font-name="Calibri" fo:font-size="14pt" fo:font-style="normal" fo:font-weight="normal"/>
    </style:style>
    <style:style style:name="T9" style:family="text">
      <style:text-properties fo:color="#00b0f0" loext:opacity="100%" fo:font-size="18pt"/>
    </style:style>
    <style:style style:name="T10" style:family="text">
      <style:text-properties fo:color="#8faadc" loext:opacity="100%"/>
    </style:style>
    <style:style style:name="T11" style:family="text">
      <style:text-properties fo:color="#323130" loext:opacity="100%" style:font-name="Calisto MT" fo:font-size="16pt" fo:font-style="normal" fo:font-weight="bold"/>
    </style:style>
    <style:style style:name="T12" style:family="text">
      <style:text-properties fo:color="#323130" loext:opacity="100%" style:font-name="Calibri" fo:font-size="14pt" fo:font-style="normal" fo:font-weight="normal"/>
    </style:style>
    <style:style style:name="T13" style:family="text">
      <style:text-properties fo:color="#323130" loext:opacity="100%" style:font-name="Calibri" fo:font-size="11pt" fo:font-style="normal" fo:font-weight="normal"/>
    </style:style>
    <style:style style:name="T14" style:family="text">
      <style:text-properties officeooo:rsid="0022d6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 5099 – Colloquium </text:p>
      <text:p text:style-name="P2">Spring 2025</text:p>
      <text:p text:style-name="P1"/>
      <text:p text:style-name="P1">Rubric </text:p>
      <text:list text:style-name="L1">
        <text:list-item>
          <text:p text:style-name="P3"/>
          <text:list>
            <text:list-item>
              <text:p text:style-name="P3">why the field is important</text:p>
            </text:list-item>
            <text:list-item>
              <text:p text:style-name="P3">what problem is solved</text:p>
            </text:list-item>
            <text:list-item>
              <text:p text:style-name="P3">how solving the problem helps the field.</text:p>
            </text:list-item>
          </text:list>
        </text:list-item>
        <text:list-item>
          <text:p text:style-name="P3"/>
          <text:list>
            <text:list-item>
              <text:p text:style-name="P3">Captures the audiences attention</text:p>
            </text:list-item>
            <text:list-item>
              <text:p text:style-name="P3">audience taeks away fromt eh talk</text:p>
            </text:list-item>
            <text:list-item>
              <text:p text:style-name="P3">Professionalism, respect, recognizes contribution</text:p>
            </text:list-item>
          </text:list>
        </text:list-item>
        <text:list-item>
          <text:p text:style-name="P3"/>
          <text:list>
            <text:list-item>
              <text:p text:style-name="P3">Talk ends on time.</text:p>
            </text:list-item>
            <text:list-item>
              <text:p text:style-name="P3">Title and abstract provided at the least a week in advance</text:p>
            </text:list-item>
          </text:list>
        </text:list-item>
      </text:list>
      <text:p text:style-name="P1"/>
      <text:p text:style-name="P1"><text:span text:style-name="T1">U</text:span>se abstraction and reflection and enter on Canvas.</text:p>
      <text:p text:style-name="P1"/>
      <text:p text:style-name="P4">$100 for the best Graduated Talk.</text:p>
      <text:p text:style-name="P4"/>
      <text:p text:style-name="P9">Department of Mathematics and Systems Engineering</text:p>
      <text:p text:style-name="P10"><text:span text:style-name="T3">Graduate Student Seminar</text:span><text:span text:style-name="T2"> </text:span><text:span text:style-name="T4"> </text:span></text:p>
      <text:p text:style-name="P13"> </text:p>
      <text:p text:style-name="P10"><text:span text:style-name="T9">On Optimal Observation Orbits for Learning Gaussian Splatting-based 3D Models of Unknown Resident Space Objects </text:span><text:span text:style-name="T4"> </text:span></text:p>
      <text:p text:style-name="P11"><text:span text:style-name="T4"> </text:span><text:span text:style-name="T10"> </text:span><text:span text:style-name="T11">Speaker: </text:span><text:span text:style-name="T5">Arianna Issitt</text:span><text:span text:style-name="T7"> </text:span></text:p>
      <text:p text:style-name="P12"><text:span text:style-name="T4"> </text:span><text:span text:style-name="T6">Arianna Issitt </text:span><text:span text:style-name="T12">is </text:span><text:span text:style-name="T8">a MS student </text:span><text:span text:style-name="T12">in </text:span><text:span text:style-name="T8">Computer Engineering</text:span><text:span text:style-name="T13"> </text:span><text:span text:style-name="T12">at Florida Tech working with Dr. </text:span><text:span text:style-name="T8">Ryan White</text:span></text:p>
      <text:p text:style-name="P4"/>
      <text:p text:style-name="P5">Presented this work at a conference.. <text:s/><text:span text:style-name="T14">35,000 tracked objects and 1,000,000 &gt; 1 cm. <text:s/>Satellites are discarded simply because they are obsolete and it isn’t feasible to remove them.</text:span></text:p>
      <text:list text:style-name="L2">
        <text:list-item>
          <text:p text:style-name="P6">De orbit abandoned equipment.</text:p>
        </text:list-item>
        <text:list-item>
          <text:p text:style-name="P6">Goal accurate high fidelity representation of the known elements in space.</text:p>
        </text:list-item>
        <text:list-item>
          <text:p text:style-name="P6">Identify → Model → Inspect</text:p>
        </text:list-item>
        <text:list-item>
          <text:p text:style-name="P6"><text:soft-page-break/>Coordinates systems: ECI and LVLH</text:p>
          <text:list>
            <text:list-item>
              <text:p text:style-name="P6">ECI earth-centric, common frame of reference.</text:p>
            </text:list-item>
            <text:list-item>
              <text:p text:style-name="P6">LVLH dynamic coordinate system adjusting with the moving object.</text:p>
            </text:list-item>
          </text:list>
        </text:list-item>
      </text:list>
      <text:p text:style-name="P7"/>
      <text:p text:style-name="P7"/>
      <text:p text:style-name="P8">Sorry, nodded off for a wh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1-29T16:31:06.462992597</dc:date>
    <meta:editing-duration>PT28M48S</meta:editing-duration>
    <meta:editing-cycles>5</meta:editing-cycles>
    <meta:document-statistic meta:table-count="0" meta:image-count="0" meta:object-count="0" meta:page-count="2" meta:paragraph-count="30" meta:word-count="201" meta:character-count="1214" meta:non-whitespace-character-count="1042"/>
  </office:meta>
</office:document-meta>
</file>